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cadami" svg:font-family="Acadami" style:font-pitch="variable"/>
    <style:font-face style:name="JARDOTTY" svg:font-family="JARDOTTY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Garamond" fo:font-size="10pt" officeooo:rsid="0016f902" officeooo:paragraph-rsid="0016f902" style:font-size-asian="10pt" style:font-name-complex="Garamond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Garamond" fo:font-size="18pt" officeooo:paragraph-rsid="0016f902" style:font-size-asian="18pt" style:font-name-complex="Garamond" style:font-size-complex="18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Acadami" fo:font-size="18pt" officeooo:rsid="0016f902" officeooo:paragraph-rsid="0016f902" style:font-size-asian="18pt" style:font-name-complex="Garamond" style:font-size-complex="18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Acadami" fo:font-size="18pt" officeooo:paragraph-rsid="0016f902" style:font-size-asian="18pt" style:font-name-complex="Garamond" style:font-size-complex="18pt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rsid="0016f902" officeooo:paragraph-rsid="0016f902" style:font-size-asian="10pt" style:font-name-complex="Garamond"/>
    </style:style>
    <style:style style:name="T1" style:family="text">
      <style:text-properties officeooo:rsid="0016f902"/>
    </style:style>
    <style:style style:name="T2" style:family="text">
      <style:text-properties style:font-name="JARDOTTY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b335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cd40e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XVI – The Bible as Inspired</text:p>
      <text:p text:style-name="P4">1. God is the _ _ _ _ _ _ _ Author of an inspired book; a man is its _ _ _ _ _ _ _ author.</text:p>
      <text:p text:style-name="P4">2. The book comes (<text:span text:style-name="T2">partly from God, partly from the man</text:span>) (<text:span text:style-name="T2">wholly from each</text:span>).</text:p>
      <text:p text:style-name="P4">3. A man chops down a tree with an axe. This (<text:span text:style-name="T2">is</text:span>) (<text:span text:style-name="T2">is not</text:span>) an example of principal and instrumental causality.</text:p>
      <text:p text:style-name="P4">4. A principal cause moves, _ _ _ _ _ _ _ and _ _ _ _ _ _ _ the natural power in the instrument it uses.</text:p>
      <text:p text:style-name="P4">5. A man (<text:span text:style-name="T2">can</text:span>) (<text:span text:style-name="T2">cannot</text:span>) begin to write an inspired book, without a special help from God.</text:p>
      <text:p text:style-name="P4">6. A man writing an inspired book (<text:span text:style-name="T2">does</text:span>) (<text:span text:style-name="T2">does not</text:span>) necessarily know that he is being inspired.</text:p>
      <text:p text:style-name="P4">7. In inspiring a man, God elevates his natural ability to write by enabling him to write _ _ _ _ _ _ _.</text:p>
      <text:p text:style-name="P4">8. Inspiration is an _ _ _ _ _ _ _ given by _ _ _ _ _ _ _ to a man's _ _ _ _ _ _ _ and _ _ _ _ _ _ _, and it moves, _ _ _ _ _ _ _ and _ _ _ _ _ _ _ him to write infallibly _ _ _ _ _ _ _ that God wants and _ _ _ _ _ _ _ what God wants, so that _ _ _ _ _ _ _ is the principal cause of the book, and the man is its _ _ _ _ _ _ _ cause, and the book itself comes _ _ _ _ _ _ _ from each.</text:p>
      <text:p text:style-name="P4">9. Revelation is concerned with the way a thing is _ _ _ _ _ _ _; inspiration, with the way it is _ _ _ _ _ _ _.</text:p>
      <text:p text:style-name="P4">10. Inspiration is a (<text:span text:style-name="T2">less</text:span>) (<text:span text:style-name="T2">more</text:span>) positive help than the infallibility granted to the Pope.</text:p>
      <text:p text:style-name="P4">11. Inspiration (<text:span text:style-name="T2">is</text:span>) (<text:span text:style-name="T2">is not</text:span>) a dictation.</text:p>
      <text:p text:style-name="P4">12. All the books in the Bible (<text:span text:style-name="T2">have</text:span>) (<text:span text:style-name="T2">have not</text:span>) the same style.</text:p>
      <text:p text:style-name="P4">13. Unimportant details in Scripture (<text:span text:style-name="T2">are</text:span>) (<text:span text:style-name="T2">are not</text:span>) inspired.</text:p>
      <text:p text:style-name="P4"/>
      <text:p text:style-name="P4"><text:soft-page-break/>14. When we say there are no errors in the Bible, we refer to (<text:span text:style-name="T2">our present</text:span>) (<text:span text:style-name="T2">the original</text:span>) texts.</text:p>
      <text:p text:style-name="P4">1<text:span text:style-name="T1">5</text:span>. The Old Testament contains _ _ _ _ _ _ _ different books; the New, _ _ _ _ _ _ _.</text:p>
      <text:p text:style-name="P4">16. The first book in the Bible was written about the year _ _ _ B.C.; the last, in about _ _ _ A.D.</text:p>
      <text:p text:style-name="P4">17. “Jacob I have loved; Esau I have hate<text:span text:style-name="T1">d</text:span>.” This is an example of a Hebrew _ _ _ _ _ _ _.</text:p>
      <text:p text:style-name="P4">18. The Bible (<text:span text:style-name="T2">is</text:span>) (<text:span text:style-name="T2">is not</text:span>) meant to be a scientific text-book.</text:p>
      <text:p text:style-name="P4">19. We know which books are inspired, from the _ _ _ _ _ _ _ teaching of the Catholic Church</text:p>
      <text:p text:style-name="P4">20. The official list of the inspired books is called the _ _ _ _ _ _ _ of sacred Scripture</text:p>
      <text:p text:style-name="P4">21. This list was defined at the Council of _ _ _ _ _ _ _.</text:p>
      <text:p text:style-name="P4">22. In the fourth century tabernacles had two compartments, one for the _ _ _ _ _ _ _ and the other for _ _ _ _ _ _ _.</text:p>
      <text:p text:style-name="P4">23. Luther (<text:span text:style-name="T2">was</text:span>) (<text:span text:style-name="T2">was not</text:span>) the first to put the Bible into German. Wycliff (<text:span text:style-name="T2">was</text:span>) (<text:span text:style-name="T2">was not</text:span>) the first to put it into English.</text:p>
      <text:p text:style-name="P4">24. The Church grants a (<text:span text:style-name="T2">Plenary</text:span>) (<text:span text:style-name="T2">Partial</text:span>) indulgence to those who read the Scriptures for a quarter of an hour, <text:s text:c="2"/><text:line-break/>and a _ _ _ _ _ _ _ indulgence to those who read it daily.</text:p>
      <text:p text:style-name="P4">25. Leo XIII established the Biblical _ _ _ _ _ _ _ in 1902, and Pius X, the Biblical _ _ _ _ _ _ _ in 1909.</text:p>
      <text:p text:style-name="P2"/>
      <text:p text:style-name="P5">Answers</text:p>
      <text:p text:style-name="P1">(A). 1. God is the (<text:span text:style-name="T5">Principal</text:span>) Author of an inspired book; a man is its (<text:span text:style-name="T5">Instrumental</text:span>) author. 2. The book comes (partly from God, partly from the man) (<text:span text:style-name="T4">wholly from each</text:span>). 3. A man chops down a tree with an axe. This (<text:span text:style-name="T4">is</text:span>) (is not) an example of principal and instrumental causality. 4. A principal cause moves, (<text:span text:style-name="T5">elevates</text:span>) and (<text:span text:style-name="T5">directs</text:span>) the natural power in the instrument it uses. 5. A man (can) (<text:span text:style-name="T4">cannot</text:span>) begin to write an inspired book, without a special help from God. 6. A man writing an inspired book (does) (<text:span text:style-name="T4">does not</text:span>) necessarily know that he is being inspired. 7. In inspiring a man, God elevates his natural ability to write by enabling him to write (<text:span text:style-name="T5">infallibly</text:span>). 8. Inspiration is an (<text:span text:style-name="T5">impulse</text:span>) given by (<text:span text:style-name="T5">God</text:span>) to a man's (<text:span text:style-name="T5">intellect</text:span>) and (<text:span text:style-name="T5">will</text:span>), and it moves, (<text:span text:style-name="T5">elevates</text:span>) and (<text:span text:style-name="T5">directs</text:span>) him to write infallibly (<text:span text:style-name="T5">all</text:span>) that God wants and (<text:span text:style-name="T5">only</text:span>) what God wants, so that (<text:span text:style-name="T5">God</text:span>) is the principal cause of the book, and the man is its (<text:span text:style-name="T5">instrumental</text:span>) cause, and the book itself comes (<text:span text:style-name="T6">wholly</text:span>) from each. 9. Revelation is concerned with the way a thing is (<text:span text:style-name="T6">known</text:span>); inspiration, with the way it is (<text:span text:style-name="T6">written</text:span>). 10. Inspiration is a (less) (<text:span text:style-name="T4">more</text:span>) positive help than the infallibility granted to the Pope. 11. Inspiration (is) (<text:span text:style-name="T4">is not</text:span>) a dictation. 12. All the books in the Bible (have) (<text:span text:style-name="T4">have not</text:span>) the same style. 13. Unimportant details in Scripture (<text:span text:style-name="T4">are</text:span>) (are not) inspired. 14. When we say there are no errors in the Bible, we refer to (our present) (<text:span text:style-name="T4">the original</text:span>) texts. 16. The Old Testament contains (<text:span text:style-name="T6">46</text:span>) different books; the New, (<text:span text:style-name="T6">27</text:span>). 16. The first book in the Bible was written about the year (<text:span text:style-name="T6">1500</text:span>) B.C.; the last, in about (<text:span text:style-name="T6">100</text:span>) A.D. 17. “Jacob I have loved; Esau I have hate.” This is an example of a Hebrew (<text:span text:style-name="T6">idiom</text:span>). 18. The Bible (is) (<text:span text:style-name="T4">is not</text:span>) meant to be a scientific text-book. 19. We know which books are inspired, from the (<text:span text:style-name="T6">infallible</text:span>) teaching of the Catholic Church (20). The official list of the inspired books is called the (<text:span text:style-name="T6">canon</text:span>) of sacred Scripture 21. This list was defined at the Council of (<text:span text:style-name="T6">Trent</text:span>). 22. In the fourth century tabernacles had two compartments, one for the (<text:span text:style-name="T6">Eucharist</text:span>) and the other for (<text:span text:style-name="T6">the Bible</text:span>). 23. Luther (was) (<text:span text:style-name="T4">was not</text:span>) the first to put the Bible into German. Wycliff (was) (<text:span text:style-name="T4">was not</text:span>) the first to put it into English. 24. The Church grants a (Plenary) (<text:span text:style-name="T4">Partial</text:span>) indulgence to those who read the Scriptures for a quarter of an hour, and a (<text:span text:style-name="T6">plenary</text:span>) indulgence to those who read it daily. 25. Leo XIII established the Biblical (<text:span text:style-name="T6">Commission</text:span>) in 1902, and Pius X, the Biblical (<text:span text:style-name="T6">Institute</text:span>) in 190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cadami" svg:font-family="Acadami" style:font-pitch="variable"/>
    <style:font-face style:name="JARDOTTY" svg:font-family="JARDOTTY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1:06:58.996269746</meta:creation-date>
    <meta:print-date>2015-11-11T11:20:46.833255802</meta:print-date>
    <dc:date>2015-11-11T12:36:06.245817088</dc:date>
    <meta:editing-duration>PT56M2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3" meta:paragraph-count="28" meta:word-count="1081" meta:character-count="5196" meta:non-whitespace-character-count="4139"/>
  </office:meta>
</office:document-meta>
</file>